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paragraph-rsid="000fccb1"/>
    </style:style>
    <style:style style:name="P3" style:family="paragraph" style:parent-style-name="Standard">
      <style:text-properties officeooo:rsid="00118a69" officeooo:paragraph-rsid="00118a69"/>
    </style:style>
    <style:style style:name="P4" style:family="paragraph" style:parent-style-name="Standard">
      <style:text-properties officeooo:rsid="00118a69" officeooo:paragraph-rsid="0014ae0b"/>
    </style:style>
    <style:style style:name="P5" style:family="paragraph" style:parent-style-name="Standard">
      <style:text-properties officeooo:rsid="00118a69" officeooo:paragraph-rsid="001609e7"/>
    </style:style>
    <style:style style:name="P6" style:family="paragraph" style:parent-style-name="Standard">
      <style:text-properties officeooo:rsid="0019beba" officeooo:paragraph-rsid="0019beba"/>
    </style:style>
    <style:style style:name="P7" style:family="paragraph" style:parent-style-name="Standard">
      <style:text-properties officeooo:rsid="0019beba" officeooo:paragraph-rsid="001f00e2"/>
    </style:style>
    <style:style style:name="P8" style:family="paragraph" style:parent-style-name="Standard">
      <style:text-properties officeooo:rsid="0019beba" officeooo:paragraph-rsid="0022fa37"/>
    </style:style>
    <style:style style:name="P9" style:family="paragraph" style:parent-style-name="Standard">
      <style:text-properties officeooo:rsid="0022fa37" officeooo:paragraph-rsid="0019beba"/>
    </style:style>
    <style:style style:name="P10" style:family="paragraph" style:parent-style-name="Preformatted_20_Text">
      <style:text-properties officeooo:paragraph-rsid="0019beba"/>
    </style:style>
    <style:style style:name="P11" style:family="paragraph" style:parent-style-name="Text_20_body">
      <style:text-properties officeooo:rsid="0019beba" officeooo:paragraph-rsid="0019beba"/>
    </style:style>
    <style:style style:name="P12" style:family="paragraph" style:parent-style-name="Standard">
      <style:text-properties officeooo:rsid="0019beba" officeooo:paragraph-rsid="0019beba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text-properties officeooo:rsid="0019beba" officeooo:paragraph-rsid="0019beba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ff00"/>
    </style:style>
    <style:style style:name="T2" style:family="text">
      <style:text-properties officeooo:rsid="0019beba"/>
    </style:style>
    <style:style style:name="T3" style:family="text">
      <style:text-properties officeooo:rsid="002abfcc"/>
    </style:style>
    <style:style style:name="T4" style:family="text">
      <style:text-properties officeooo:rsid="002c8bd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://v-info-01.mmc.lo:83/" text:style-name="Internet_20_link" text:visited-style-name="Visited_20_Internet_20_Link">http://v-info-01.mmc.lo:83/</text:a></text:p>
      <text:p text:style-name="Standard"/>
      <text:p text:style-name="Standard"><text:a xlink:type="simple" xlink:href="https://geekmag.fr/blog/2020/01/25/installer-php-7-4-sur-debian-10-ou-debian-9/" text:style-name="Internet_20_link" text:visited-style-name="Visited_20_Internet_20_Link">https://geekmag.fr/blog/2020/01/25/installer-php-7-4-sur-debian-10-ou-debian-9/</text:a></text:p>
      <text:p text:style-name="Standard"/>
      <text:p text:style-name="Standard">sudo apt -y install php7.4</text:p>
      <text:p text:style-name="Standard"/>
      <text:p text:style-name="Standard">cd ..</text:p>
      <text:p text:style-name="Standard"/>
      <text:p text:style-name="Standard">sudo apt -y install lsb-release apt-transport-https ca-certificates</text:p>
      <text:p text:style-name="Standard"/>
      <text:p text:style-name="Standard">sudo wget -O /etc/apt/trusted.gpg.d/php.gpg</text:p>
      <text:p text:style-name="Standard"/>
      <text:p text:style-name="Standard">echo "deb https://packages.sury.org/php/ $(lsb_release -sc) main" | sudo tee /etc/apt/sources.list.d/php.list</text:p>
      <text:p text:style-name="Standard"/>
      <text:p text:style-name="Standard">sudo apt update</text:p>
      <text:p text:style-name="Standard"/>
      <text:p text:style-name="Standard">sudo apt -y install php7.4</text:p>
      <text:p text:style-name="Standard"/>
      <text:p text:style-name="Standard">sudo apt-get install php7.4</text:p>
      <text:p text:style-name="Standard"/>
      <text:p text:style-name="Standard">sudo apt-get update &amp;&amp; apt-get –yes –force-yes –fix-missing –auto-remove</text:p>
      <text:p text:style-name="Standard"/>
      <text:p text:style-name="Standard">sudo apt list --upgradable</text:p>
      <text:p text:style-name="Standard"/>
      <text:p text:style-name="Standard">sudo apt -y install lsb-release apt-transport-https ca-certificates </text:p>
      <text:p text:style-name="Standard"/>
      <text:p text:style-name="Standard">sudo wget -O /etc/apt/trusted.gpg.d/php.gpg https://packages.sury.org/php/apt.gpg</text:p>
      <text:p text:style-name="Standard"/>
      <text:p text:style-name="Standard">echo "deb https://packages.sury.org/php/ $(lsb_release -sc) main" | sudo tee /etc/apt/sources.list.d/php.list</text:p>
      <text:p text:style-name="Standard"/>
      <text:p text:style-name="Standard">sudo apt update</text:p>
      <text:p text:style-name="Standard"/>
      <text:p text:style-name="Standard">sudo apt -y install php7.4</text:p>
      <text:p text:style-name="Standard"/>
      <text:p text:style-name="Standard">cd ag</text:p>
      <text:p text:style-name="Standard"/>
      <text:p text:style-name="Standard">composer install</text:p>
      <text:p text:style-name="Standard"/>
      <text:p text:style-name="Standard">sudo apt install php-xml</text:p>
      <text:p text:style-name="Standard"/>
      <text:p text:style-name="Standard">sudo apt install php-curl</text:p>
      <text:p text:style-name="Standard"/>
      <text:p text:style-name="Standard">sudo composer install</text:p>
      <text:p text:style-name="Standard"/>
      <text:p text:style-name="Standard">composer update --lock</text:p>
      <text:p text:style-name="Standard"/>
      <text:p text:style-name="Standard">sudo composer install</text:p>
      <text:p text:style-name="Standard"/>
      <text:p text:style-name="Standard">composer install</text:p>
      <text:p text:style-name="Standard"/>
      <text:p text:style-name="Standard"><text:soft-page-break/>php -version</text:p>
      <text:p text:style-name="Standard"/>
      <text:p text:style-name="Standard">composer install</text:p>
      <text:p text:style-name="Standard"/>
      <text:p text:style-name="Standard">sudo apt install php-xml</text:p>
      <text:p text:style-name="Standard"/>
      <text:p text:style-name="Standard">sudo apt install ext-xml</text:p>
      <text:p text:style-name="Standard"/>
      <text:p text:style-name="Standard">sudo service apache2 restart</text:p>
      <text:p text:style-name="Standard"/>
      <text:p text:style-name="Standard">composer install</text:p>
      <text:p text:style-name="Standard"/>
      <text:p text:style-name="Standard">sudo apt install php7.4-xml</text:p>
      <text:p text:style-name="Standard"/>
      <text:p text:style-name="Standard">sudo service apache2 restart</text:p>
      <text:p text:style-name="Standard"/>
      <text:p text:style-name="Standard">composer install</text:p>
      <text:p text:style-name="Standard"/>
      <text:p text:style-name="Standard">sudo composer install</text:p>
      <text:p text:style-name="Standard"/>
      <text:p text:style-name="Standard">git clone http://v-info-01:83/php-league/sfcr.git</text:p>
      <text:p text:style-name="Standard"/>
      <text:p text:style-name="Standard">cd sfcr</text:p>
      <text:p text:style-name="Standard"/>
      <text:p text:style-name="Standard">composer install</text:p>
      <text:p text:style-name="Standard"/>
      <text:p text:style-name="Standard">history</text:p>
      <text:p text:style-name="Standard"/>
      <text:p text:style-name="Standard">php bin/console server:start</text:p>
      <text:p text:style-name="Standard"/>
      <text:p text:style-name="Standard">php bin/console server:stop</text:p>
      <text:p text:style-name="Standard"/>
      <text:p text:style-name="Standard">php bin/console server:start localhost:8001</text:p>
      <text:p text:style-name="Standard"/>
      <text:p text:style-name="Standard">php bin/console make:migration</text:p>
      <text:p text:style-name="Standard"/>
      <text:p text:style-name="Standard">sudo apt-get install php-sqlite3</text:p>
      <text:p text:style-name="Standard"/>
      <text:p text:style-name="Standard">php bin/console server:restart</text:p>
      <text:p text:style-name="Standard"/>
      <text:p text:style-name="Standard">php bin/console server:stop</text:p>
      <text:p text:style-name="Standard"/>
      <text:p text:style-name="Standard">php bin/console server:start</text:p>
      <text:p text:style-name="Standard"/>
      <text:p text:style-name="Standard">php bin/console server:stop</text:p>
      <text:p text:style-name="Standard"/>
      <text:p text:style-name="Standard">php bin/console server:start localhost:8001</text:p>
      <text:p text:style-name="Standard"/>
      <text:p text:style-name="Standard">php bin/console make:migration</text:p>
      <text:p text:style-name="Standard"/>
      <text:p text:style-name="Standard">sudo apt install php7.4-sqlite</text:p>
      <text:p text:style-name="Standard"/>
      <text:p text:style-name="Standard"><text:soft-page-break/>php bin/console make:migration</text:p>
      <text:p text:style-name="Standard"/>
      <text:p text:style-name="Standard">php bin/console doctrine:migrations:migrate</text:p>
      <text:p text:style-name="Standard"/>
      <text:p text:style-name="Standard">php bin/console server:stop</text:p>
      <text:p text:style-name="Standard"/>
      <text:p text:style-name="Standard">php bin/console server:start localhost:8001</text:p>
      <text:p text:style-name="Standard"/>
      <text:p text:style-name="P1">php bin/console make:entity</text:p>
      <text:p text:style-name="Standard"><text:a xlink:type="simple" xlink:href="https://symfony.com/doc/current/doctrine.html" text:style-name="Internet_20_link" text:visited-style-name="Visited_20_Internet_20_Link">https://symfony.com/doc/current/doctrine.html</text:a></text:p>
      <text:p text:style-name="Standard"/>
      <text:p text:style-name="Standard"><text:a xlink:type="simple" xlink:href="http://v-info-01.mmc.lo:83/php-league/ag" text:style-name="Internet_20_link" text:visited-style-name="Visited_20_Internet_20_Link">http://v-info-01.mmc.lo:83/php-league/ag</text:a></text:p>
      <text:p text:style-name="Standard"/>
      <text:p text:style-name="P2">git remote set-url origin <text:a xlink:type="simple" xlink:href="http://v-info-01.mmc.lo:83/php-league/ag.git/" text:style-name="Internet_20_link" text:visited-style-name="Visited_20_Internet_20_Link">http://v-info-01.mmc.lo:83/php-league/ag.git/</text:a></text:p>
      <text:p text:style-name="P2"/>
      <text:p text:style-name="P2">mv data.db data-old.db</text:p>
      <text:p text:style-name="Standard"/>
      <text:p text:style-name="Standard">php bin/console doctrine:database:drop --force</text:p>
      <text:p text:style-name="Standard"/>
      <text:p text:style-name="Standard">php bin/console doctrine:database:create</text:p>
      <text:p text:style-name="Standard"/>
      <text:p text:style-name="Standard">php bin/console make:migration</text:p>
      <text:p text:style-name="Standard"/>
      <text:p text:style-name="Standard">php bin/console make:migrations:migrate</text:p>
      <text:p text:style-name="Standard"/>
      <text:p text:style-name="Standard">php bin/console make:migrations:migrate</text:p>
      <text:p text:style-name="Standard"/>
      <text:p text:style-name="Standard">php bin/console doctrine:database:drop --force</text:p>
      <text:p text:style-name="Standard"/>
      <text:p text:style-name="Standard">php bin/console make:migration</text:p>
      <text:p text:style-name="Standard"/>
      <text:p text:style-name="Standard">php bin/console doctrine:migrations:migrate</text:p>
      <text:p text:style-name="Standard"/>
      <text:p text:style-name="P1"><text:span text:style-name="Source_20_Text">composer install --ignore-platform-reqs</text:span></text:p>
      <text:p text:style-name="Standard">php bin/console server:run</text:p>
      <text:p text:style-name="Standard"/>
      <text:p text:style-name="Standard">php -S localhost:3000 -t public</text:p>
      <text:p text:style-name="Standard"/>
      <text:p text:style-name="P1">sudo apt install -y php7.1 php7.1-cli php7.1-common</text:p>
      <text:p text:style-name="P1">sudo update-alternatives --set php /usr/bin/<text:span text:style-name="Strong_20_Emphasis"><text:span text:style-name="T1">php7.3</text:span></text:span></text:p>
      <text:p text:style-name="P4">php -v</text:p>
      <text:p text:style-name="P4"/>
      <text:p text:style-name="P4">sudo apt-get install php7.1-xml</text:p>
      <text:p text:style-name="P3"/>
      <text:p text:style-name="P3">composer update</text:p>
      <text:p text:style-name="P3"/>
      <text:p text:style-name="P3">sudo service apache2 restart</text:p>
      <text:p text:style-name="P3"/>
      <text:p text:style-name="P5">php bin/console server:stop</text:p>
      <text:p text:style-name="P5"><text:soft-page-break/>php bin/console server:start</text:p>
      <text:p text:style-name="P5"/>
      <text:p text:style-name="P5">sudo chown -R www-data:www-data var/sessions/</text:p>
      <text:p text:style-name="P5">sudo chown -R www-data:www-data var/</text:p>
      <text:p text:style-name="P5">sudo chown -R www-data:www-data var/log/dev.log</text:p>
      <text:p text:style-name="P5">sudo chown -R 755</text:p>
      <text:p text:style-name="P5">sudo chown -R 755 .</text:p>
      <text:p text:style-name="P5">php bin/console server:stop</text:p>
      <text:p text:style-name="P5">php ./bin/console cache:clear --no-warmup --env=prod</text:p>
      <text:p text:style-name="P5">php bin/console cache:clear --no-warmup --env=prod</text:p>
      <text:p text:style-name="P5">php bin/console cache:clear --no-warmup --env=dev</text:p>
      <text:p text:style-name="P5">php bin/console cache:warmup --env=prod</text:p>
      <text:p text:style-name="P5">php bin/console cache:warmup --env=dev</text:p>
      <text:p text:style-name="P5">sudo chown -R www-data:www-data /var/www</text:p>
      <text:p text:style-name="P5">php bin/console server:stop</text:p>
      <text:p text:style-name="P5">chown -R www-data:www-data .</text:p>
      <text:p text:style-name="P5">sudo chown -R www-data:www-data .</text:p>
      <text:p text:style-name="P5">php bin/console server:stop</text:p>
      <text:p text:style-name="P5">sudo service apache2 restart</text:p>
      <text:p text:style-name="P5">php bin/console server:stop</text:p>
      <text:p text:style-name="P5">sudo service apache2 restart</text:p>
      <text:p text:style-name="P5">php bin/console server:stop</text:p>
      <text:p text:style-name="P5">sudo chmod 777 -R var</text:p>
      <text:p text:style-name="P5">php bin/console server:stop</text:p>
      <text:p text:style-name="P5">composer update</text:p>
      <text:p text:style-name="P5">cd ..</text:p>
      <text:p text:style-name="P5">sudo chmod 777 -R var</text:p>
      <text:p text:style-name="P5">sudo chmod 777 -R .</text:p>
      <text:p text:style-name="P5">php bin/console server:stop</text:p>
      <text:p text:style-name="P5">cd ag</text:p>
      <text:p text:style-name="P5">php bin/console server:stop</text:p>
      <text:p text:style-name="P5">php bin/console server:start</text:p>
      <text:p text:style-name="P5">composer install</text:p>
      <text:p text:style-name="P5">composer update</text:p>
      <text:p text:style-name="P5">sudo chown -R www-data:www-data .</text:p>
      <text:p text:style-name="P5">cd var</text:p>
      <text:p text:style-name="P5">cd mkdir lib</text:p>
      <text:p text:style-name="P5">mkdir lib</text:p>
      <text:p text:style-name="P5">cd lib</text:p>
      <text:p text:style-name="P5">mkdir php</text:p>
      <text:p text:style-name="P5">cd php</text:p>
      <text:p text:style-name="P5">mkfir sessions</text:p>
      <text:p text:style-name="P5">mkdir sessions</text:p>
      <text:p text:style-name="P5">cd ..</text:p>
      <text:p text:style-name="P5">sudo setfacl -m apache_username:rwx /var/lib/php/session</text:p>
      <text:p text:style-name="P5">sudo setfacl -m apache:rwx /var/lib/php/session</text:p>
      <text:p text:style-name="P5">sudo setfacl -m www-data:rwx /var/lib/php/sessions</text:p>
      <text:p text:style-name="P5">sudo setfacl -m www-data:rwx /var/lib/php/sessions/</text:p>
      <text:p text:style-name="P5">sudo setfacl -m www-data:rwx var/lib/php/sessions/</text:p>
      <text:p text:style-name="P5">sudo setfacl -m www-data:rwx var/lib/php/sessions</text:p>
      <text:p text:style-name="P5">php bin/console server:stop</text:p>
      <text:p text:style-name="P5">php bin/console server:start</text:p>
      <text:p text:style-name="P5"><text:soft-page-break/>sudo apt -y install lsb-release apt-transport-https ca-certificates</text:p>
      <text:p text:style-name="P5">sudo wget -O /etc/apt/trusted.gpg.d/php.gpg</text:p>
      <text:p text:style-name="P5"><text:s/>echo "deb https://packages.sury.org/php/ $(lsb_release -sc) main" | sudo tee /etc/apt/sources.list.d/php.list</text:p>
      <text:p text:style-name="P5">sudo apt-get update &amp;&amp; apt-get –yes –force-yes –fix-missing –auto-remove</text:p>
      <text:p text:style-name="P5">sudo apt list --upgradable</text:p>
      <text:p text:style-name="P5">sudo apt -y install lsb-release apt-transport-https ca-certificates </text:p>
      <text:p text:style-name="P5">sudo wget -O /etc/apt/trusted.gpg.d/php.gpg https://packages.sury.org/php/apt.gpg</text:p>
      <text:p text:style-name="P5">echo "deb https://packages.sury.org/php/ $(lsb_release -sc) main" | sudo tee /etc/apt/sources.list.d/php.list</text:p>
      <text:p text:style-name="P5">sudo apt update</text:p>
      <text:p text:style-name="P5">composer install</text:p>
      <text:p text:style-name="P5">sudo apt install php-xml</text:p>
      <text:p text:style-name="P5">sudo apt install php-curl</text:p>
      <text:p text:style-name="P5">sudo composer install</text:p>
      <text:p text:style-name="P5">composer update --lock</text:p>
      <text:p text:style-name="P5">sudo composer install</text:p>
      <text:p text:style-name="P5">sudo service apache2 restart</text:p>
      <text:p text:style-name="P5">php bin/console server:start</text:p>
      <text:p text:style-name="P5"/>
      <text:p text:style-name="P6">pdfcompressor.com</text:p>
      <text:p text:style-name="P6"/>
      <text:p text:style-name="P10"><text:span text:style-name="Source_20_Text"><text:span text:style-name="T2">php bin/console app:user:create admin admin</text:span></text:span><text:span text:style-name="Source_20_Text"> PWD@admin!</text:span></text:p>
      <text:p text:style-name="P7"/>
      <text:p text:style-name="P7">sudo apt-get install sqlite</text:p>
      <text:p text:style-name="P7"/>
      <text:p text:style-name="P7"><text:span text:style-name="Source_20_Text">sqlite3 data.db</text:span></text:p>
      <text:p text:style-name="P7"><text:span text:style-name="Source_20_Text"/></text:p>
      <text:p text:style-name="P7"><text:span text:style-name="Source_20_Text">.headers on</text:span></text:p>
      <text:p text:style-name="P7"><text:span text:style-name="Source_20_Text">.mode column</text:span></text:p>
      <text:p text:style-name="P7"><text:span text:style-name="Source_20_Text">Select * From users;</text:span></text:p>
      <text:p text:style-name="P7"><text:span text:style-name="Source_20_Text"/></text:p>
      <text:p text:style-name="P6">update users set password="$2y$13$UbV6NozBoh3GCCHSfqsYNOtYkjkmGHIAgZbKDkCJZ4wdNT/hMHnAO" where username="franiattem";</text:p>
      <text:p text:style-name="P6"/>
      <text:p text:style-name="P6">insert into users (email, username, name, password, roles) values ("<text:a xlink:type="simple" xlink:href="mailto:m.franiatte@giesima.fr" office:target-frame-name="_blank" xlink:show="new" text:style-name="Internet_20_link" text:visited-style-name="Visited_20_Internet_20_Link">m.franiatte@giesima.fr</text:a>", "m.franiatte", "Franiatte M.", "$2y$13$UbV6NozBoh3GCCHSfqsYNOtYkjkmGHIAgZbKDkCJZ4wdNT/hMHnAO", '["ROLE_ADMIN","PASSWORD_CHANGED"]')</text:p>
      <text:p text:style-name="P6"/>
      <text:p text:style-name="P6">le hash du mot de passe PWD@admin!, $2y$13$UbV6NozBoh3GCCHSfqsYNOtYkjkmGHIAgZbKDkCJZ4wdNT/hMHnAO</text:p>
      <text:p text:style-name="P6"/>
      <text:p text:style-name="P6">sudo mv var/data.db var/data-old.db</text:p>
      <text:p text:style-name="P6"/>
      <text:p text:style-name="P6">php bin/console make:migration</text:p>
      <text:p text:style-name="P6"/>
      <text:p text:style-name="P6">rm -r migrations/</text:p>
      <text:p text:style-name="P6"/>
      <text:p text:style-name="P6">php bin/console make:migration</text:p>
      <text:p text:style-name="P6"/>
      <text:p text:style-name="P9">mkdir migrations</text:p>
      <text:p text:style-name="P8"><text:soft-page-break/><text:s/></text:p>
      <text:p text:style-name="P8">php bin/console make:migration</text:p>
      <text:p text:style-name="P6"/>
      <text:p text:style-name="P6">php bin/console doctrine:migrations:migrate</text:p>
      <text:p text:style-name="P6"/>
      <text:p text:style-name="P6">sqlite3 -header -csv data_prod_23_09_2021.db "select * from users;" &gt; out.csv</text:p>
      <text:p text:style-name="P6"/>
      <text:p text:style-name="P6">sudo apt-get purge php<text:span text:style-name="T3">8</text:span>.*</text:p>
      <text:p text:style-name="P6"/>
      <text:p text:style-name="P6">sudo apt-get autoclean</text:p>
      <text:p text:style-name="P6"/>
      <text:p text:style-name="P6">sudo apt-get autoremove</text:p>
      <text:p text:style-name="P6"/>
      <text:p text:style-name="P11">php.ini</text:p>
      <text:list xml:id="list2114348571" text:style-name="L1">
        <text:list-item>
          <text:p text:style-name="P16">copy path </text:p>
        </text:list-item>
        <text:list-item>
          <text:p text:style-name="P16">find the file then open it </text:p>
        </text:list-item>
        <text:list-item>
          <text:p text:style-name="P13">delete the <text:span text:style-name="Source_20_Text">;</text:span> in <text:span text:style-name="Source_20_Text">extension=mysqli</text:span> </text:p>
        </text:list-item>
      </text:list>
      <text:p text:style-name="P6"><text:span text:style-name="Strong_20_Emphasis">php bin/console make:user User</text:span></text:p>
      <text:p text:style-name="P6"><text:span text:style-name="Strong_20_Emphasis"/></text:p>
      <text:p text:style-name="P10"><text:span text:style-name="Source_20_Text"><text:span text:style-name="T4">sudo nano /etc/php.ini</text:span></text:span></text:p>
      <text:p text:style-name="P10"><text:span text:style-name="Source_20_Text"/></text:p>
      <text:p text:style-name="P1"><text:span text:style-name="Source_20_Text"><text:span text:style-name="T4">sudo </text:span></text:span><text:span text:style-name="Source_20_Text">/etc/init.d/httpd restart</text:span></text:p>
      <text:p text:style-name="P6"><text:span text:style-name="Strong_20_Emphasis">/etc/php/7.4</text:span></text:p>
      <text:p text:style-name="P6"><text:span text:style-name="Strong_20_Emphasis"/></text:p>
      <text:p text:style-name="P6"><text:span text:style-name="Strong_20_Emphasis">sudo chmod -R 777 *</text:span></text:p>
      <text:p text:style-name="P6"><text:span text:style-name="Strong_20_Emphasis"/></text:p>
      <text:p text:style-name="P6"><text:span text:style-name="Strong_20_Emphasis"><text:span text:style-name="Source_20_Text">php bin/console cache:clear --env=prod –no-debug</text:span></text:span></text:p>
      <text:p text:style-name="P6"><text:span text:style-name="Strong_20_Emphasis"/></text:p>
      <text:p text:style-name="P11"><text:span text:style-name="Strong_20_Emphasis">add libs to php.ini (etc/php/7.3/apache2; etc/php/7.3/cli folders) extension=pdo_mysql.so </text:span></text:p>
      <text:list xml:id="list1802229254" text:style-name="L2">
        <text:list-item>
          <text:p text:style-name="P14">restart apache (sudo systemctl restart apache2)</text:p>
        </text:list-item>
        <text:list-item>
          <text:p text:style-name="P14">comment libs in php.ini (etc/php/7.3/apache2; etc/php/7.3/cli folder) extension=pdo_mysql.so </text:p>
        </text:list-item>
        <text:list-item>
          <text:p text:style-name="P14">go etc/php/7.3/mod_available </text:p>
        </text:list-item>
        <text:list-item>
          <text:p text:style-name="P14">comment extension (because it is already loaded), for example, etc/php/7.3/mod_available/pdo_mysql.ini ;extension=pdo_mysql.so</text:p>
        </text:list-item>
      </text:list>
      <text:p text:style-name="P6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4:21:48.607931050</meta:creation-date>
    <dc:date>2022-03-16T15:47:50.737709582</dc:date>
    <meta:editing-duration>PT12H32M39S</meta:editing-duration>
    <meta:editing-cycles>38</meta:editing-cycles>
    <meta:generator>LibreOffice/6.1.5.2$Linux_X86_64 LibreOffice_project/10$Build-2</meta:generator>
    <meta:document-statistic meta:table-count="0" meta:image-count="0" meta:object-count="0" meta:page-count="6" meta:paragraph-count="183" meta:word-count="731" meta:character-count="6367" meta:non-whitespace-character-count="5832"/>
  </office:meta>
</office:document-meta>
</file>